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16.999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4" style:family="table-row">
      <style:table-row-properties style:min-row-height="0.467cm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16.999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color="#ff0000"/>
    </style:style>
    <style:style style:name="P2" style:family="paragraph" style:parent-style-name="Table_20_Contents">
      <style:text-properties fo:background-color="#e6e6e6"/>
    </style:style>
    <style:style style:name="P3" style:family="paragraph" style:parent-style-name="Table_20_Contents">
      <style:text-properties officeooo:paragraph-rsid="001b0da5"/>
    </style:style>
    <style:style style:name="P4" style:family="paragraph" style:parent-style-name="Table_20_Contents">
      <style:text-properties fo:color="#ff0000"/>
    </style:style>
    <style:style style:name="T1" style:family="text">
      <style:text-properties fo:color="#ff0000"/>
    </style:style>
    <style:style style:name="T2" style:family="text">
      <style:text-properties fo:color="#ff0000" officeooo:rsid="00170488"/>
    </style:style>
    <style:style style:name="T3" style:family="text">
      <style:text-properties fo:color="#ff0000" fo:background-color="#e6e6e6" loext:char-shading-value="0"/>
    </style:style>
    <style:style style:name="T4" style:family="text">
      <style:text-properties officeooo:rsid="00170488"/>
    </style:style>
    <style:style style:name="T5" style:family="text">
      <style:text-properties style:font-name="sans-serif" fo:font-size="13.5pt" fo:background-color="#e6e6e6" loext:char-shading-value="0"/>
    </style:style>
    <style:style style:name="T6" style:family="text">
      <style:text-properties fo:background-color="#e6e6e6" loext:char-shading-value="0"/>
    </style:style>
    <style:style style:name="T7" style:family="text">
      <style:text-properties officeooo:rsid="001b0da5"/>
    </style:style>
    <style:style style:name="T8" style:family="text">
      <style:text-properties officeooo:rsid="001b42e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row>
          <table:table-cell table:style-name="Tabela1.A1" office:value-type="string">
            <text:p text:style-name="Table_20_Contents"><text:span text:style-name="T1">Nome artigo ou </text:span><text:span text:style-name="T2">capitulo; </text:span><text:span text:style-name="T1">Avaliação do framework Angular e das bibliotecas React e Knockout para o desenvolvimento do Frontend de aplicações Web.</text:span></text:p>
            <text:p text:style-name="P1"/>
          </table:table-cell>
        </table:table-row>
        <table:table-row>
          <table:table-cell table:style-name="Tabela1.A2" office:value-type="string">
            <text:p text:style-name="P1">Assunto: <text:span text:style-name="T7">Programação Web</text:span></text:p>
          </table:table-cell>
        </table:table-row>
        <table:table-row>
          <table:table-cell table:style-name="Tabela1.A2" office:value-type="string">
            <text:p text:style-name="P3"><text:span text:style-name="T3">Descrever o capítulo:</text:span><text:span text:style-name="T6"> <text:s/></text:span></text:p>
            <text:p text:style-name="P3"><text:span text:style-name="T6">“</text:span><text:span text:style-name="T5">A Web 2.0 geralmente <text:s/>refere-se a um <text:s text:c="2"/>conjunto <text:s text:c="2"/>de <text:s text:c="2"/>políticas <text:s text:c="2"/>sociais, arquiteturais e padrões de design, resultando em uma migração em massa de negócios para a internet como uma plataforma. Esses padrões focam na interação de modelos entre comunidades, pessoas, computadores e software. Interações Humanas são um importante aspecto da arquitetura do software e, <text:s text:c="2"/>mais especificamente, do conjunto de sites e aplicações baseadas na Web construída sem torno do núcleo de um conjunto de padrões de design que mistura a experiência humana com a tecnologia (GOVERNOR, HINCHCLIFFE, NICKULL, 2009).</text:span> <text:span text:style-name="T6">”</text:span></text:p>
          </table:table-cell>
        </table:table-row>
        <table:table-row table:style-name="Tabela1.4">
          <table:table-cell table:style-name="Tabela1.A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2">Obs: Vocês poderão copiar o trecho que interessa na íntegra ou citar a <text:span text:style-name="T8">ideia</text:span> do autor sobre isso modificando as palavras <text:s/>mas dizendo a mesma coisa, a <text:span text:style-name="T8">ideia</text:span> dele. <text:s/></text:p>
          </table:table-cell>
        </table:table-row>
        <table:table-row>
          <table:table-cell table:style-name="Tabela1.A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">Autor:Cechinel, Alexandre</text:p>
          </table:table-cell>
        </table:table-row>
        <table:table-row>
          <table:table-cell table:style-name="Tabela2.A2" office:value-type="string">
            <text:p text:style-name="P1">Página onde vc leu: <text:span text:style-name="T7">21</text:span></text:p>
          </table:table-cell>
        </table:table-row>
        <table:table-row>
          <table:table-cell table:style-name="Tabela2.A2" office:value-type="string">
            <text:p text:style-name="P1">Nome livro ou <text:span text:style-name="T4">periodico</text:span>: <text:span text:style-name="T7">monagrafia</text:span></text:p>
          </table:table-cell>
        </table:table-row>
        <table:table-row>
          <table:table-cell table:style-name="Tabela2.A2" office:value-type="string">
            <text:p text:style-name="P1">Editora: Repositório Institucional da UFSC</text:p>
          </table:table-cell>
        </table:table-row>
        <table:table-row>
          <table:table-cell table:style-name="Tabela2.A2" office:value-type="string">
            <text:p text:style-name="P1">Ano: <text:span text:style-name="T7">2017</text:span></text:p>
          </table:table-cell>
        </table:table-row>
        <table:table-row>
          <table:table-cell table:style-name="Tabela2.A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/>
          </table:table-cell>
        </table:table-row>
      </table:table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 i</meta:initial-creator>
    <meta:creation-date>2010-04-28T07:41:18.57</meta:creation-date>
    <dc:date>2022-11-03T19:47:57.351000000</dc:date>
    <meta:editing-duration>PT23M6S</meta:editing-duration>
    <meta:editing-cycles>6</meta:editing-cycles>
    <meta:generator>LibreOffice/6.2.3.2$Windows_X86_64 LibreOffice_project/aecc05fe267cc68dde00352a451aa867b3b546ac</meta:generator>
    <meta:document-statistic meta:table-count="2" meta:image-count="0" meta:object-count="0" meta:page-count="2" meta:paragraph-count="10" meta:word-count="166" meta:character-count="1089" meta:non-whitespace-character-count="917"/>
  </office:meta>
</office:document-meta>
</file>